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90525" calcext:value-type="float">
            <text:p>32.769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2843870968" calcext:value-type="float">
            <text:p>33.6402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3448" calcext:value-type="float">
            <text:p>33.46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67107096774" calcext:value-type="float">
            <text:p>33.216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0913548387" calcext:value-type="float">
            <text:p>33.1650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13437419355" calcext:value-type="float">
            <text:p>33.021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91122580645" calcext:value-type="float">
            <text:p>32.349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47808" calcext:value-type="float">
            <text:p>32.76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914075" calcext:value-type="float">
            <text:p>32.7491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21216" calcext:value-type="float">
            <text:p>32.67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8183225806" calcext:value-type="float">
            <text:p>32.4308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9175172414" calcext:value-type="float">
            <text:p>33.61691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00375" calcext:value-type="float">
            <text:p>33.9390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41989677419" calcext:value-type="float">
            <text:p>34.284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26112" calcext:value-type="float">
            <text:p>34.2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7264516129" calcext:value-type="float">
            <text:p>34.15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08854193548" calcext:value-type="float">
            <text:p>33.9508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0376" calcext:value-type="float">
            <text:p>33.90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87938064516" calcext:value-type="float">
            <text:p>32.578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3690322581" calcext:value-type="float">
            <text:p>33.125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50464" calcext:value-type="float">
            <text:p>33.3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8509090909" calcext:value-type="float">
            <text:p>34.043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60567741935" calcext:value-type="float">
            <text:p>33.466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12362857143" calcext:value-type="float">
            <text:p>33.7312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5388" calcext:value-type="float">
            <text:p>33.96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80745806452" calcext:value-type="float">
            <text:p>33.928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22008" calcext:value-type="float">
            <text:p>33.7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66818064516" calcext:value-type="float">
            <text:p>33.206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40381935484" calcext:value-type="float">
            <text:p>33.514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30606451613" calcext:value-type="float">
            <text:p>33.583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63687741935" calcext:value-type="float">
            <text:p>33.6763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37112" calcext:value-type="float">
            <text:p>34.16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35155" calcext:value-type="float">
            <text:p>34.223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90208" calcext:value-type="float">
            <text:p>33.66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6069677419" calcext:value-type="float">
            <text:p>32.976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8708571429" calcext:value-type="float">
            <text:p>32.3858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8787" calcext:value-type="float">
            <text:p>33.728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21458064516" calcext:value-type="float">
            <text:p>34.252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75488" calcext:value-type="float">
            <text:p>34.33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97517419355" calcext:value-type="float">
            <text:p>33.9997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64784516129" calcext:value-type="float">
            <text:p>33.816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6753548387" calcext:value-type="float">
            <text:p>34.027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38178064516" calcext:value-type="float">
            <text:p>33.9138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46192" calcext:value-type="float">
            <text:p>33.5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757175" calcext:value-type="float">
            <text:p>32.3875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47176" calcext:value-type="float">
            <text:p>31.34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27450322581" calcext:value-type="float">
            <text:p>31.9427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4884137931" calcext:value-type="float">
            <text:p>32.1148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8366451613" calcext:value-type="float">
            <text:p>33.6958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73696" calcext:value-type="float">
            <text:p>33.7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49576774194" calcext:value-type="float">
            <text:p>33.594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96887741936" calcext:value-type="float">
            <text:p>33.5696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3646451613" calcext:value-type="float">
            <text:p>33.729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844" calcext:value-type="float">
            <text:p>33.54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14055" calcext:value-type="float">
            <text:p>32.581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58168" calcext:value-type="float">
            <text:p>31.65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70846451613" calcext:value-type="float">
            <text:p>30.727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6382857143" calcext:value-type="float">
            <text:p>30.8516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0729" calcext:value-type="float">
            <text:p>31.740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01458064516" calcext:value-type="float">
            <text:p>33.490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2072" calcext:value-type="float">
            <text:p>33.81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33615483871" calcext:value-type="float">
            <text:p>33.483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5897" calcext:value-type="float">
            <text:p>33.465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44317419355" calcext:value-type="float">
            <text:p>33.344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80361290323" calcext:value-type="float">
            <text:p>32.58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43145" calcext:value-type="float">
            <text:p>28.424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74008" calcext:value-type="float">
            <text:p>29.5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0740645161" calcext:value-type="float">
            <text:p>31.601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8444" calcext:value-type="float">
            <text:p>32.50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45375" calcext:value-type="float">
            <text:p>32.9674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0707096774" calcext:value-type="float">
            <text:p>33.4300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79016" calcext:value-type="float">
            <text:p>33.19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42771612903" calcext:value-type="float">
            <text:p>32.304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98030967742" calcext:value-type="float">
            <text:p>30.6498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61589677419" calcext:value-type="float">
            <text:p>30.9161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64064516129" calcext:value-type="float">
            <text:p>31.716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24512" calcext:value-type="float">
            <text:p>32.9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15725" calcext:value-type="float">
            <text:p>32.1191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2064" calcext:value-type="float">
            <text:p>31.29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53249032258" calcext:value-type="float">
            <text:p>31.715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5522857143" calcext:value-type="float">
            <text:p>33.9735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67544" calcext:value-type="float">
            <text:p>34.0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6902857143" calcext:value-type="float">
            <text:p>34.0616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09736" calcext:value-type="float">
            <text:p>33.90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1163870968" calcext:value-type="float">
            <text:p>33.4391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29688" calcext:value-type="float">
            <text:p>33.25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84110967742" calcext:value-type="float">
            <text:p>33.228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29695" calcext:value-type="float">
            <text:p>32.902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99011612903" calcext:value-type="float">
            <text:p>34.6299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52075" calcext:value-type="float">
            <text:p>34.6465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89488" calcext:value-type="float">
            <text:p>34.10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7256774194" calcext:value-type="float">
            <text:p>34.0247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0115862069" calcext:value-type="float">
            <text:p>34.560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6392" calcext:value-type="float">
            <text:p>34.60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38202857143" calcext:value-type="float">
            <text:p>34.5938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34002580645" calcext:value-type="float">
            <text:p>34.6534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871525" calcext:value-type="float">
            <text:p>34.678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81659354839" calcext:value-type="float">
            <text:p>34.7081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175075" calcext:value-type="float">
            <text:p>34.581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50369032258" calcext:value-type="float">
            <text:p>34.745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8763" calcext:value-type="float">
            <text:p>34.298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25687741936" calcext:value-type="float">
            <text:p>33.7525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05165" calcext:value-type="float">
            <text:p>33.850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17456551724" calcext:value-type="float">
            <text:p>34.04174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05025" calcext:value-type="float">
            <text:p>34.3110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7244" calcext:value-type="float">
            <text:p>34.33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08443870968" calcext:value-type="float">
            <text:p>34.3108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9749677419" calcext:value-type="float">
            <text:p>34.0159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60875" calcext:value-type="float">
            <text:p>33.4456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89318709677" calcext:value-type="float">
            <text:p>33.068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15685" calcext:value-type="float">
            <text:p>32.361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12304516129" calcext:value-type="float">
            <text:p>31.451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2197" calcext:value-type="float">
            <text:p>30.532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56907586207" calcext:value-type="float">
            <text:p>30.4756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119875" calcext:value-type="float">
            <text:p>32.4511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9155" calcext:value-type="float">
            <text:p>33.613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30541935484" calcext:value-type="float">
            <text:p>34.023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270725" calcext:value-type="float">
            <text:p>33.8527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8624516129" calcext:value-type="float">
            <text:p>33.60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27275" calcext:value-type="float">
            <text:p>33.424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06475" calcext:value-type="float">
            <text:p>32.9030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20624516129" calcext:value-type="float">
            <text:p>32.012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376475" calcext:value-type="float">
            <text:p>30.883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15318709677" calcext:value-type="float">
            <text:p>31.0115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65225" calcext:value-type="float">
            <text:p>33.4126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39616551724" calcext:value-type="float">
            <text:p>33.48396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70915" calcext:value-type="float">
            <text:p>33.117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49225" calcext:value-type="float">
            <text:p>33.2754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7122580645" calcext:value-type="float">
            <text:p>33.720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38625" calcext:value-type="float">
            <text:p>33.5703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45767741935" calcext:value-type="float">
            <text:p>33.054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986" calcext:value-type="float">
            <text:p>34.177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0747" calcext:value-type="float">
            <text:p>34.170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25858064516" calcext:value-type="float">
            <text:p>33.96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270875" calcext:value-type="float">
            <text:p>33.1027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20916129032" calcext:value-type="float">
            <text:p>31.852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490875" calcext:value-type="float">
            <text:p>31.6549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7748" calcext:value-type="float">
            <text:p>33.79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6275" calcext:value-type="float">
            <text:p>34.35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0335" calcext:value-type="float">
            <text:p>34.5580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90221935484" calcext:value-type="float">
            <text:p>34.529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8835" calcext:value-type="float">
            <text:p>34.5008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5407483871" calcext:value-type="float">
            <text:p>34.465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25065" calcext:value-type="float">
            <text:p>34.532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651825" calcext:value-type="float">
            <text:p>34.6265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38108387097" calcext:value-type="float">
            <text:p>34.693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46775" calcext:value-type="float">
            <text:p>34.6034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64030967742" calcext:value-type="float">
            <text:p>33.9264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31575" calcext:value-type="float">
            <text:p>33.387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72946206897" calcext:value-type="float">
            <text:p>33.50729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1695" calcext:value-type="float">
            <text:p>34.1221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499" calcext:value-type="float">
            <text:p>34.472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6448516129" calcext:value-type="float">
            <text:p>34.486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69025" calcext:value-type="float">
            <text:p>34.4786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41641290323" calcext:value-type="float">
            <text:p>34.374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771025" calcext:value-type="float">
            <text:p>34.257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3221" calcext:value-type="float">
            <text:p>34.153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8185806452" calcext:value-type="float">
            <text:p>34.165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163" calcext:value-type="float">
            <text:p>33.689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79661935484" calcext:value-type="float">
            <text:p>32.9379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46605" calcext:value-type="float">
            <text:p>31.9546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20474482759" calcext:value-type="float">
            <text:p>32.04204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96345" calcext:value-type="float">
            <text:p>32.8896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94375" calcext:value-type="float">
            <text:p>33.599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01225806452" calcext:value-type="float">
            <text:p>33.550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22625" calcext:value-type="float">
            <text:p>33.0522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12931612903" calcext:value-type="float">
            <text:p>32.0512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5918" calcext:value-type="float">
            <text:p>30.58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2751" calcext:value-type="float">
            <text:p>30.392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1050322581" calcext:value-type="float">
            <text:p>31.013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129625" calcext:value-type="float">
            <text:p>29.421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2580645161" calcext:value-type="float">
            <text:p>28.12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94675" calcext:value-type="float">
            <text:p>31.9589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73122758621" calcext:value-type="float">
            <text:p>32.3873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066" calcext:value-type="float">
            <text:p>31.95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044825" calcext:value-type="float">
            <text:p>31.7804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983225806" calcext:value-type="float">
            <text:p>30.7086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20375" calcext:value-type="float">
            <text:p>29.0622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98121290323" calcext:value-type="float">
            <text:p>32.319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2399" calcext:value-type="float">
            <text:p>33.672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060925" calcext:value-type="float">
            <text:p>33.8306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94681290323" calcext:value-type="float">
            <text:p>34.139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737575" calcext:value-type="float">
            <text:p>33.8673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9903483871" calcext:value-type="float">
            <text:p>33.0999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61025" calcext:value-type="float">
            <text:p>31.9336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4684" calcext:value-type="float">
            <text:p>32.90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219" calcext:value-type="float">
            <text:p>33.375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435" calcext:value-type="float">
            <text:p>33.198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5872516129" calcext:value-type="float">
            <text:p>32.925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191425" calcext:value-type="float">
            <text:p>32.8419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73259354839" calcext:value-type="float">
            <text:p>31.797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704425" calcext:value-type="float">
            <text:p>31.977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61255" calcext:value-type="float">
            <text:p>32.2461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81692903226" calcext:value-type="float">
            <text:p>32.4981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89725" calcext:value-type="float">
            <text:p>31.5628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418" calcext:value-type="float">
            <text:p>29.63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3916" calcext:value-type="float">
            <text:p>31.784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99417931035" calcext:value-type="float">
            <text:p>33.21994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989" calcext:value-type="float">
            <text:p>33.058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73525" calcext:value-type="float">
            <text:p>33.6957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79873548387" calcext:value-type="float">
            <text:p>34.237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04185" calcext:value-type="float">
            <text:p>34.590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13414193548" calcext:value-type="float">
            <text:p>34.5513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136975" calcext:value-type="float">
            <text:p>34.581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47538064516" calcext:value-type="float">
            <text:p>34.5447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0089" calcext:value-type="float">
            <text:p>34.240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62418064516" calcext:value-type="float">
            <text:p>33.496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49595" calcext:value-type="float">
            <text:p>33.584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2371862069" calcext:value-type="float">
            <text:p>34.32237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29675" calcext:value-type="float">
            <text:p>34.378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3721" calcext:value-type="float">
            <text:p>34.343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2128516129" calcext:value-type="float">
            <text:p>34.2121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8595" calcext:value-type="float">
            <text:p>33.927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48361290322" calcext:value-type="float">
            <text:p>33.65483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149425" calcext:value-type="float">
            <text:p>33.2914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9652" calcext:value-type="float">
            <text:p>33.02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1096774194" calcext:value-type="float">
            <text:p>33.668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60825" calcext:value-type="float">
            <text:p>33.426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39881290323" calcext:value-type="float">
            <text:p>32.2039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85075" calcext:value-type="float">
            <text:p>33.4768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78471724138" calcext:value-type="float">
            <text:p>33.69784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498575" calcext:value-type="float">
            <text:p>33.794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13035" calcext:value-type="float">
            <text:p>34.0513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18108387097" calcext:value-type="float">
            <text:p>33.931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749" calcext:value-type="float">
            <text:p>33.424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9772903226" calcext:value-type="float">
            <text:p>34.009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260925" calcext:value-type="float">
            <text:p>34.5926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147" calcext:value-type="float">
            <text:p>34.62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51932903226" calcext:value-type="float">
            <text:p>34.5951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70185" calcext:value-type="float">
            <text:p>34.0570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26072" calcext:value-type="float">
            <text:p>33.71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3973333333" calcext:value-type="float">
            <text:p>34.0823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06248" calcext:value-type="float">
            <text:p>34.31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34242857143" calcext:value-type="float">
            <text:p>34.4734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133725" calcext:value-type="float">
            <text:p>34.3213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19" calcext:value-type="float">
            <text:p>34.28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62528" calcext:value-type="float">
            <text:p>34.63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039725" calcext:value-type="float">
            <text:p>34.4203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39971612903" calcext:value-type="float">
            <text:p>33.8739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00620689655" calcext:value-type="float">
            <text:p>33.210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124975" calcext:value-type="float">
            <text:p>33.6212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5105" calcext:value-type="float">
            <text:p>33.4215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93432258065" calcext:value-type="float">
            <text:p>32.599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99309090909" calcext:value-type="float">
            <text:p>31.8899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90568" calcext:value-type="float">
            <text:p>33.44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395" calcext:value-type="float">
            <text:p>33.64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752125" calcext:value-type="float">
            <text:p>33.507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28188387097" calcext:value-type="float">
            <text:p>32.852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054125" calcext:value-type="float">
            <text:p>31.000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56717419355" calcext:value-type="float">
            <text:p>28.025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6335" calcext:value-type="float">
            <text:p>27.166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20016551724" calcext:value-type="float">
            <text:p>29.23200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3602" calcext:value-type="float">
            <text:p>34.153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8505806452" calcext:value-type="float">
            <text:p>33.659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902525" calcext:value-type="float">
            <text:p>33.3490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32518709677" calcext:value-type="float">
            <text:p>33.3432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487575" calcext:value-type="float">
            <text:p>32.9148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9636129032" calcext:value-type="float">
            <text:p>32.351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9971764706" calcext:value-type="float">
            <text:p>31.57799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6708965517" calcext:value-type="float">
            <text:p>32.49767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340675" calcext:value-type="float">
            <text:p>33.3534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3165" calcext:value-type="float">
            <text:p>33.774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91566451613" calcext:value-type="float">
            <text:p>33.5891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431025" calcext:value-type="float">
            <text:p>33.7243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41295483871" calcext:value-type="float">
            <text:p>34.294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32875" calcext:value-type="float">
            <text:p>34.2533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31495" calcext:value-type="float">
            <text:p>34.343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516" calcext:value-type="float">
            <text:p>34.35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3798" calcext:value-type="float">
            <text:p>32.673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02110967742" calcext:value-type="float">
            <text:p>32.390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43115" calcext:value-type="float">
            <text:p>33.7343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95304" calcext:value-type="float">
            <text:p>34.1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72043636364" calcext:value-type="float">
            <text:p>34.29720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69696" calcext:value-type="float">
            <text:p>34.3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36957419355" calcext:value-type="float">
            <text:p>34.313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04417777778" calcext:value-type="float">
            <text:p>34.24044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48115555555" calcext:value-type="float">
            <text:p>33.614811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64962580645" calcext:value-type="float">
            <text:p>33.5164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70869677419" calcext:value-type="float">
            <text:p>33.007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4752516129" calcext:value-type="float">
            <text:p>31.584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90525" calcext:value-type="float">
            <text:p>30.483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6704" calcext:value-type="float">
            <text:p>31.0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435975" calcext:value-type="float">
            <text:p>31.8343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826" calcext:value-type="float">
            <text:p>31.79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36630769231" calcext:value-type="float">
            <text:p>30.7736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664" calcext:value-type="float">
            <text:p>31.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85375" calcext:value-type="float">
            <text:p>31.9768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2239" calcext:value-type="float">
            <text:p>32.392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3793548387" calcext:value-type="float">
            <text:p>33.183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402" calcext:value-type="float">
            <text:p>32.16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4206451613" calcext:value-type="float">
            <text:p>30.74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6093" calcext:value-type="float">
            <text:p>30.716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35015172414" calcext:value-type="float">
            <text:p>32.1935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8574" calcext:value-type="float">
            <text:p>33.548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1468235294" calcext:value-type="float">
            <text:p>34.344146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43575" calcext:value-type="float">
            <text:p>34.3474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2627096774" calcext:value-type="float">
            <text:p>34.2042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65335" calcext:value-type="float">
            <text:p>33.9865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8703" calcext:value-type="float">
            <text:p>33.818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21468387097" calcext:value-type="float">
            <text:p>33.572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365775" calcext:value-type="float">
            <text:p>32.3136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59398709677" calcext:value-type="float">
            <text:p>30.4659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63625" calcext:value-type="float">
            <text:p>30.6176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80288" calcext:value-type="float">
            <text:p>30.55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051456" calcext:value-type="float">
            <text:p>32.280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810425" calcext:value-type="float">
            <text:p>32.838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57272258065" calcext:value-type="float">
            <text:p>33.3857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25175" calcext:value-type="float">
            <text:p>33.256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91225806452" calcext:value-type="float">
            <text:p>33.169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70625" calcext:value-type="float">
            <text:p>33.4637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0449" calcext:value-type="float">
            <text:p>33.310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49870967742" calcext:value-type="float">
            <text:p>33.264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37825" calcext:value-type="float">
            <text:p>32.744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07388387097" calcext:value-type="float">
            <text:p>31.450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27856" calcext:value-type="float">
            <text:p>32.1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0655" calcext:value-type="float">
            <text:p>33.671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86424" calcext:value-type="float">
            <text:p>33.63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9789" calcext:value-type="float">
            <text:p>33.109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2113548387" calcext:value-type="float">
            <text:p>32.2202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01909677419" calcext:value-type="float">
            <text:p>30.410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2967" calcext:value-type="float">
            <text:p>29.072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93127272727" calcext:value-type="float">
            <text:p>30.8693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996" calcext:value-type="float">
            <text:p>31.33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493" calcext:value-type="float">
            <text:p>30.614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4421818182" calcext:value-type="float">
            <text:p>28.94944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37836521739" calcext:value-type="float">
            <text:p>27.423783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9576" calcext:value-type="float">
            <text:p>34.1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0571" calcext:value-type="float">
            <text:p>34.540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50225454545" calcext:value-type="float">
            <text:p>34.50502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764375" calcext:value-type="float">
            <text:p>34.4876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1837419355" calcext:value-type="float">
            <text:p>34.408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809625" calcext:value-type="float">
            <text:p>34.2980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67901935484" calcext:value-type="float">
            <text:p>34.196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12092903226" calcext:value-type="float">
            <text:p>33.9612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68537142857" calcext:value-type="float">
            <text:p>33.5368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136325" calcext:value-type="float">
            <text:p>31.4813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47183448276" calcext:value-type="float">
            <text:p>32.15471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2715" calcext:value-type="float">
            <text:p>33.152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88725" calcext:value-type="float">
            <text:p>34.1498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70619354839" calcext:value-type="float">
            <text:p>34.257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493" calcext:value-type="float">
            <text:p>34.043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1003870968" calcext:value-type="float">
            <text:p>33.6921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471525" calcext:value-type="float">
            <text:p>33.154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331525" calcext:value-type="float">
            <text:p>33.3833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17065806452" calcext:value-type="float">
            <text:p>34.031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71775" calcext:value-type="float">
            <text:p>33.936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85548387097" calcext:value-type="float">
            <text:p>33.78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519875" calcext:value-type="float">
            <text:p>33.9751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74797241379" calcext:value-type="float">
            <text:p>34.14747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30125" calcext:value-type="float">
            <text:p>34.033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38565" calcext:value-type="float">
            <text:p>33.9038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5966451613" calcext:value-type="float">
            <text:p>33.680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04365" calcext:value-type="float">
            <text:p>33.210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6808516129" calcext:value-type="float">
            <text:p>33.556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702225" calcext:value-type="float">
            <text:p>34.0870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6216" calcext:value-type="float">
            <text:p>33.9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8344615385" calcext:value-type="float">
            <text:p>33.37583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166375" calcext:value-type="float">
            <text:p>32.3616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40761290323" calcext:value-type="float">
            <text:p>31.384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515" calcext:value-type="float">
            <text:p>30.790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04536" calcext:value-type="float">
            <text:p>33.55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798725" calcext:value-type="float">
            <text:p>34.1879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9698" calcext:value-type="float">
            <text:p>34.159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66632258064" calcext:value-type="float">
            <text:p>34.0166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326875" calcext:value-type="float">
            <text:p>33.7732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8416516129" calcext:value-type="float">
            <text:p>33.468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214" calcext:value-type="float">
            <text:p>33.335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55275" calcext:value-type="float">
            <text:p>32.9975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40049032258" calcext:value-type="float">
            <text:p>32.5840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3185" calcext:value-type="float">
            <text:p>31.1233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75504516129" calcext:value-type="float">
            <text:p>28.677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68775" calcext:value-type="float">
            <text:p>28.356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27710344828" calcext:value-type="float">
            <text:p>29.0027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5236" calcext:value-type="float">
            <text:p>31.22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90525" calcext:value-type="float">
            <text:p>33.531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25912258064" calcext:value-type="float">
            <text:p>34.2025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09225" calcext:value-type="float">
            <text:p>34.050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8456516129" calcext:value-type="float">
            <text:p>33.788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381" calcext:value-type="float">
            <text:p>33.909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536925" calcext:value-type="float">
            <text:p>33.815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34077419355" calcext:value-type="float">
            <text:p>33.533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807925" calcext:value-type="float">
            <text:p>28.828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2068965517" calcext:value-type="float">
            <text:p>29.928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822875" calcext:value-type="float">
            <text:p>31.5482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5093333333" calcext:value-type="float">
            <text:p>32.3115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5861818182" calcext:value-type="float">
            <text:p>33.4035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28776" calcext:value-type="float">
            <text:p>33.13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6515" calcext:value-type="float">
            <text:p>33.787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83228387097" calcext:value-type="float">
            <text:p>34.2183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33891612903" calcext:value-type="float">
            <text:p>34.3433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864275" calcext:value-type="float">
            <text:p>34.0986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2616774194" calcext:value-type="float">
            <text:p>33.741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2513548387" calcext:value-type="float">
            <text:p>33.683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9008" calcext:value-type="float">
            <text:p>33.7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51556923077" calcext:value-type="float">
            <text:p>33.86515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77152" calcext:value-type="float">
            <text:p>33.68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7594" calcext:value-type="float">
            <text:p>33.32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37144" calcext:value-type="float">
            <text:p>32.5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751175" calcext:value-type="float">
            <text:p>31.9075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81868387097" calcext:value-type="float">
            <text:p>32.368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77081290323" calcext:value-type="float">
            <text:p>31.4877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282925" calcext:value-type="float">
            <text:p>28.7328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4043870968" calcext:value-type="float">
            <text:p>26.218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75388387097" calcext:value-type="float">
            <text:p>28.707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0608" calcext:value-type="float">
            <text:p>30.3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16407741936" calcext:value-type="float">
            <text:p>31.6616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3656" calcext:value-type="float">
            <text:p>32.5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13216" calcext:value-type="float">
            <text:p>33.869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2856" calcext:value-type="float">
            <text:p>33.7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18868" calcext:value-type="float">
            <text:p>33.231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466775" calcext:value-type="float">
            <text:p>32.774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69032258065" calcext:value-type="float">
            <text:p>32.126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41687741936" calcext:value-type="float">
            <text:p>31.3141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06700689655" calcext:value-type="float">
            <text:p>28.93067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2045714286" calcext:value-type="float">
            <text:p>28.3612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68116363636" calcext:value-type="float">
            <text:p>29.07681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4908" calcext:value-type="float">
            <text:p>33.93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22849032258" calcext:value-type="float">
            <text:p>34.0622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4776774193" calcext:value-type="float">
            <text:p>33.9454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23318709677" calcext:value-type="float">
            <text:p>33.602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91109677419" calcext:value-type="float">
            <text:p>33.199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383175" calcext:value-type="float">
            <text:p>32.9438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60281290323" calcext:value-type="float">
            <text:p>33.2860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27984" calcext:value-type="float">
            <text:p>33.36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673575" calcext:value-type="float">
            <text:p>32.5567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0843870968" calcext:value-type="float">
            <text:p>32.421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84882580645" calcext:value-type="float">
            <text:p>31.928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16947096774" calcext:value-type="float">
            <text:p>34.231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10815483871" calcext:value-type="float">
            <text:p>34.291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33661935484" calcext:value-type="float">
            <text:p>34.233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3912" calcext:value-type="float">
            <text:p>34.0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8949677419" calcext:value-type="float">
            <text:p>34.1378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54175" calcext:value-type="float">
            <text:p>34.0525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0547096774" calcext:value-type="float">
            <text:p>33.3020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4784" calcext:value-type="float">
            <text:p>32.5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2112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6424" calcext:value-type="float">
            <text:p>32.8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72" meta:object-count="0"/>
    <meta:user-defined meta:name="AppVersion">3.0</meta:user-defined>
  </office:meta>
</office:document-meta>
</file>